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Neue" fo:font-size="12pt" style:font-name-asian="HelveticaNeue" style:font-size-asian="12pt" style:font-name-complex="HelveticaNeue" style:font-size-complex="12pt"/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style:use-window-font-color="true" style:font-name="HelveticaNeue" fo:font-size="12pt" style:font-name-asian="HelveticaNeue" style:font-size-asian="12pt" style:font-name-complex="HelveticaNeue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справочник по css</text:span></text:p>
      <text:p text:style-name="Standard"><text:a xlink:type="simple" xlink:href="https://developer.mozilla.org/ru/docs/Web/HTML" text:style-name="Internet_20_link" text:visited-style-name="Visited_20_Internet_20_Link">https://developer.mozilla.org/ru/docs/Web/HTML</text:a></text:p>
      <text:p text:style-name="Standard"><text:a xlink:type="simple" xlink:href="https://doka.guide/" text:style-name="Internet_20_link" text:visited-style-name="Visited_20_Internet_20_Link">https://doka.guide/</text:a></text:p>
      <text:p text:style-name="Standard"><text:a xlink:type="simple" xlink:href="http://htmlbook.ru/" text:style-name="Internet_20_link" text:visited-style-name="Visited_20_Internet_20_Link">http://htmlbook.ru/</text:a></text:p>
      <text:p text:style-name="Standard"/>
      <text:p text:style-name="P1">Секторы классов</text:p>
      <text:p text:style-name="Standard"><text:a xlink:type="simple" xlink:href="https://ru.bem.info/methodology/css/#Селекторы-классов" text:style-name="Internet_20_link" text:visited-style-name="Visited_20_Internet_20_Link">https://ru.bem.info/methodology/css/#%D0%A1%D0%B5%D0%BB%D0%B5%D0%BA%D1%82%D0%BE%D1%80%D1%8B-%D0%BA%D0%BB%D0%B0%D1%81%D1%81%D0%BE%D0%B2</text:a></text:p>
      <text:p text:style-name="Standard"/>
      <text:p text:style-name="P2"><text:span text:style-name="T1">CSS Borders</text:span></text:p>
      <text:p text:style-name="Standard"><text:a xlink:type="simple" xlink:href="https://www.w3schools.com/css/css_border.asp" text:style-name="Internet_20_link" text:visited-style-name="Visited_20_Internet_20_Link">https://www.w3schools.com/css/css_border.asp</text:a></text:p>
      <text:p text:style-name="Standard"/>
      <text:p text:style-name="P1"><text:a xlink:type="simple" xlink:href="https://colorscheme.ru/html-colors.html" text:style-name="Internet_20_link" text:visited-style-name="Visited_20_Internet_20_Link">https://colorscheme.ru/html-colors.html</text:a></text:p>
      <text:p text:style-name="P1"/>
      <text:p text:style-name="P1"/>
      <text:p text:style-name="Standard"/>
      <text:p text:style-name="P1"><text:a xlink:type="simple" xlink:href="https://youtu.be/W4MIiV4nZDY" text:style-name="Internet_20_link" text:visited-style-name="Visited_20_Internet_20_Link">https://youtu.be/W4MIiV4nZDY</text:a></text:p>
      <text:p text:style-name="P1"><text:a xlink:type="simple" xlink:href="https://youtu.be/m9cAG8B9Qm0" text:style-name="Internet_20_link" text:visited-style-name="Visited_20_Internet_20_Link">https://youtu.be/m9cAG8B9Qm0</text:a></text:p>
      <text:p text:style-name="P1"><text:a xlink:type="simple" xlink:href="https://www.youtube.com/watch?v=xGNqxcgikGk&amp;list=PLtAV6cBhSCi4DBuIkJAv2zGXQ0H80liRO&amp;index=12&amp;t=213s&amp;ab_channel=ХаудиХо™-ПростоомиреIT%21" text:style-name="Internet_20_link" text:visited-style-name="Visited_20_Internet_20_Link">https://www.youtube.com/watch?v=xGNqxcgikGk&amp;list=PLtAV6cBhSCi4DBuIkJAv2zGXQ0H80liRO&amp;index=12&amp;t=213s&amp;ab_channel=%D0%A5%D0%B0%D1%83%D0%B4%D0%B8%D0%A5%D0%BE%E2%84%A2-%D0%9F%D1%80%D0%BE%D1%81%D1%82%D0%BE%D0%BE%D0%BC%D0%B8%D1%80%D0%B5IT%21</text:a></text:p>
      <text:p text:style-name="P1"/>
      <text:p text:style-name="P1"><text:a xlink:type="simple" xlink:href="https://puzzleweb.ru/css/5_text.phphttps://puzzleweb.ru/css/5_text.php" text:style-name="Internet_20_link" text:visited-style-name="Visited_20_Internet_20_Link">https://puzzleweb.ru/css/5_text.phphttps://puzzleweb.ru/css/5_text.php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lia Rybtsiv</meta:initial-creator>
    <meta:creation-date>2023-05-16T10:28:38</meta:creation-date>
    <dc:date>2023-05-16T14:01:34</dc:date>
    <dc:creator>Yulia Rybtsiv</dc:creator>
    <meta:editing-duration>PT1H39M30S</meta:editing-duration>
    <meta:editing-cycles>3</meta:editing-cycles>
    <meta:generator>OpenOffice/4.1.3$Unix OpenOffice.org_project/413m1$Build-9783</meta:generator>
    <meta:document-statistic meta:table-count="0" meta:image-count="0" meta:object-count="0" meta:page-count="1" meta:paragraph-count="13" meta:word-count="17" meta:character-count="704"/>
  </office:meta>
</office:document-meta>
</file>